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8pt" style:font-size-asian="8pt" style:font-size-complex="8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1"/>
        <table:table-column table:style-name="co2" table:number-columns-repeated="1023" table:default-cell-style-name="ce11"/>
        <table:table-row table:style-name="ro1">
          <table:table-cell table:style-name="ce4" office:value-type="string" calcext:value-type="string">
            <text:p>TESTS RUN AT $2015-11-15T10:35:12.214+00:00$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/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AccumulatingTests: 1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AliasTests: 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AnnotationTests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AssignmentTests: 6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BacktrackingTests: 2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allTests: 7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allTestsAux: 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mprehensionTests: 23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PatternTests1: 11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PatternTests2: 5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PatternTests3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SubscriptAndSliceTests: 8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SyntaxTests1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SyntaxTests2: 1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SyntaxTests3: 2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SyntaxTests4: 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ConcreteTerms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DataDeclarationTests: 5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DataTypeTests: 7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DeclarationTests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FunctionCompositionTests: 2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InterpolationTests: 3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KeywordParameterImportTests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KeywordParameterTests: 1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ParsingTests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PatternTests: 343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PatternDescendantTests: 2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PatternList3Tests: 4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ProjectionTests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RangeTests: 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ReducerTests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RegExpTests: 7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SetMatchTests1: 5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SetMatchTests2: 1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StatementTests: 10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SubscriptTests: 3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TryCatchTests: 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functionality::VisitTests: 159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Booleans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Equality: 6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Functions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Integers: 2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IO: 2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IsDefined: 107 tests executed; 1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ListRelations: 2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Lists: 1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Locations: 2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Maps: 7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Matching: 2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Memoization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Nodes: 3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Overloading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Relations: 1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Sets: 3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SolvedIssues: 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Strings: 6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basic::Tuples: 3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BooleanTests: 1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IntegerTests: 1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ListRelationTests: 14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ListTests: 24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MapTests: 10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MathTests: 11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NodeTests: 5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NumberTests: 4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RelationTests: 5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SetTests: 5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StringTests: 12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TypeTests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ValueIOTests: 4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analysis::graphs::GraphTests: 4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analysis::statistics::DescriptiveTests: 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analysis::statistics::RangeUtils: 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lang::csv::CSVIOTests: 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library::lang::json::JSONIOTests: 3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1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2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3: 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4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5: 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6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7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ImportTests8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imports::ModuleInitRange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ABSTRACTTYPE: 1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A1: 1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A2: 1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B1: 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B2: 1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B3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PARSETREE: 1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TYPE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UseImportBase: 7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UseImportBaseExtended: 15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UseExtendBase: 10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tests::extends::UseExtendBaseExtended: 18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basic::Ackermann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basic::Bubble: 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basic::Factorial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Calls: 9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ColoredTrees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CountConstructors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Cycles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Derivative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Lift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StringTemplate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Trans: 1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WordReplacement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WordCount::CountInLine1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WordCount::CountInLine2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WordCount::CountInLine3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common::WordCount::WordCount: 6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Dominators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Exp::Abstract::Eval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Exp::Combined::Automatic::Eval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Exp::Combined::Manual::Eval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Exp::Concrete::NoLayout::Eval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Exp::Concrete::WithLayout::Eval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Func::Test: 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lang::Lisra::Test: 24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McCabe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ReachingDefs: 3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Slicing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demo::Uninit: 2 tests executed; 0 failed; 0 ignored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" office:value-type="string" calcext:value-type="string">
            <text:p>lang::rascal::format::Escape: 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format::Grammar: 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Lookahead: 0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ParserGeneratorTests: 3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PicoGrammar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CGrammar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CharactersTests: 1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LiteralsTests: 3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LookaheadTests: 3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grammar::tests::RascalGrammar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syntax::tests::ConcreteSyntax: 1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syntax::tests::ExpressionGrammars: 1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syntax::tests::ImplodeTests: 12 tests executed; 4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syntax::tests::KnownIssues: 2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meta::ModuleInfoTests: 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syntax::tests::PreBootstrap: 6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syntax::tests::SolvedIssues: 1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ypes::tests::AbstractKindTests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ypes::tests::AbstractNameTests: 15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ypes::tests::UtilTests: 8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util::PriorityQueue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util::UUID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StaticTestingUtilsTests: 1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AccumulatingTCTests: 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AllStaticIssues: 5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AnnotationTCTests: 7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AssignmentTCTests: 20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CallTCTests: 21 tests executed; 1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ComprehensionTCTests: 17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DataDeclarationTCTests: 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DataTypeTCTests: 4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DeclarationTCTests: 2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ImportTCTests: 4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PatternTCTests: 66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ProjectionTCTests: 3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RegExpTCTests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ScopeTCTests: 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StatementTCTests: 9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SubscriptTCTests: 18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VisitTCTests: 1 tests executed; 0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PatternTests.rsc|(33336,84,&lt;1475,0&gt;,&lt;1475,84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(6030,125,&lt;310,0&gt;,&lt;314,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TEST SUMMARY: 5164 tests executed; 9 failed; 0 ignored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4" office:value-type="string" calcext:value-type="string">
            <text:p>lang::rascal::tests::types::CallTCTests: "{}"</text:p>
          </table:table-cell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 table:number-rows-repeated="3">
          <table:table-cell table:style-name="ce4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 table:number-rows-repeated="6">
          <table:table-cell table:style-name="ce5"/>
          <table:table-cell table:style-name="ce10"/>
          <table:table-cell table:number-columns-repeated="2"/>
          <table:table-cell table:style-name="ce10"/>
          <table:table-cell table:number-columns-repeated="1019"/>
        </table:table-row>
        <table:table-row table:style-name="ro1" table:number-rows-repeated="5">
          <table:table-cell table:style-name="ce5"/>
          <table:table-cell table:number-columns-repeated="3"/>
          <table:table-cell table:style-name="ce10"/>
          <table:table-cell table:number-columns-repeated="1019"/>
        </table:table-row>
        <table:table-row table:style-name="ro1" table:number-rows-repeated="13">
          <table:table-cell table:style-name="ce9"/>
          <table:table-cell table:number-columns-repeated="3"/>
          <table:table-cell table:style-name="ce10"/>
          <table:table-cell table:number-columns-repeated="1019"/>
        </table:table-row>
        <table:table-row table:style-name="ro1" table:number-rows-repeated="53">
          <table:table-cell table:style-name="ce10"/>
          <table:table-cell table:number-columns-repeated="3"/>
          <table:table-cell table:style-name="ce10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1"/>
        <table:table-row table:style-name="ro1">
          <table:table-cell table:style-name="ce4" office:value-type="string" calcext:value-type="string">
            <text:p>TESTS RUN AT $2015-11-15T10:09:51.413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allTests: 7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StatementTests: 103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IsDefined: 107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(6030,125,&lt;310,0&gt;,&lt;314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5164 tests executed; 11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ecuting: 647096 ms</text:p>
          </table:table-cell>
          <table:table-cell table:number-columns-repeated="1023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32">
          <table:table-cell table:style-name="ce10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1:34:19.5223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1-15T11:47:45.737140000</dc:date>
    <meta:editing-duration>P86DT1H5M49S</meta:editing-duration>
    <meta:editing-cycles>272</meta:editing-cycles>
    <meta:generator>LibreOffice/5.0.2.2$MacOSX_X86_64 LibreOffice_project/37b43f919e4de5eeaca9b9755ed688758a8251fe</meta:generator>
    <meta:document-statistic meta:table-count="4" meta:cell-count="417" meta:object-count="0"/>
  </office:meta>
</office:document-meta>
</file>